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line text:anchor-type="paragraph" draw:z-index="42" draw:style-name="gr4" draw:text-style-name="P1" svg:x1="8.301cm" svg:y1="4.833cm" svg:x2="12.005cm" svg:y2="8.167cm"><text:p/></draw:line><draw:line text:anchor-type="paragraph" draw:z-index="41" draw:style-name="gr4" draw:text-style-name="P1" svg:x1="7.692cm" svg:y1="4.833cm" svg:x2="9.729cm" svg:y2="8.114cm"><text:p/></draw:line><draw:line text:anchor-type="paragraph" draw:z-index="40" draw:style-name="gr4" draw:text-style-name="P1" svg:x1="7.084cm" svg:y1="4.833cm" svg:x2="8.037cm" svg:y2="8.114cm"><text:p/></draw:line><draw:line text:anchor-type="paragraph" draw:z-index="39" draw:style-name="gr2" draw:text-style-name="P1" svg:x1="17.508cm" svg:y1="6.897cm" svg:x2="17.534cm" svg:y2="7.664cm"><text:p/></draw:line><draw:custom-shape text:anchor-type="paragraph" draw:z-index="38" draw:style-name="gr1" draw:text-style-name="P1" svg:width="1.8cm" svg:height="0.9cm" svg:x="16.609cm" svg:y="7.664cm"><text:p text:style-name="P1">Spri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style-name="gr5" svg:width="1.509cm" svg:height="1.112cm" svg:x="7.719cm" svg:y="8.114cm"><text:p>Display</text:p><draw:enhanced-geometry svg:viewBox="0 0 21600 21600" draw:path-stretchpoint-x="10800" draw:path-stretchpoint-y="10800" draw:text-areas="?f3 ?f4 ?f5 ?f6" draw:type="round-rectangle" draw:modifiers="9790.1743264659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style-name="gr5" svg:width="2.303cm" svg:height="1.059cm" svg:x="9.227cm" svg:y="8.114cm"><text:p>Menutypejeu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style-name="gr5" svg:width="2.038cm" svg:height="0.927cm" svg:x="11.529cm" svg:y="8.167cm"><text:p>StateGame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style-name="gr5" draw:text-style-name="P1" svg:width="1.615cm" svg:height="0.953cm" svg:x="-1.886cm" svg:y="9.966cm"><text:p text:style-name="P1">decor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style-name="gr5" draw:text-style-name="P1" svg:width="1.906cm" svg:height="0.927cm" svg:x="-0.139cm" svg:y="9.913cm"><text:p text:style-name="P1">automata</text:p><draw:enhanced-geometry svg:viewBox="0 0 21600 21600" draw:path-stretchpoint-x="10800" draw:path-stretchpoint-y="10800" draw:text-areas="?f3 ?f4 ?f5 ?f6" draw:type="round-rectangle" draw:modifiers="10471.482889733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style-name="gr5" svg:width="1.615cm" svg:height="0.874cm" svg:x="2.057cm" svg:y="9.913cm"><text:p>condition</text:p><draw:enhanced-geometry svg:viewBox="0 0 21600 21600" draw:path-stretchpoint-x="10800" draw:path-stretchpoint-y="10800" draw:text-areas="?f3 ?f4 ?f5 ?f6" draw:type="round-rectangle" draw:modifiers="9841.935483870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style-name="gr5" draw:text-style-name="P1" svg:width="1.8cm" svg:height="0.874cm" svg:x="2.48cm" svg:y="11.262cm"><text:p text:style-name="P1">Character</text:p><draw:enhanced-geometry svg:viewBox="0 0 21600 21600" draw:path-stretchpoint-x="10800" draw:path-stretchpoint-y="10800" draw:text-areas="?f3 ?f4 ?f5 ?f6" draw:type="round-rectangle" draw:modifiers="9798.387096774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" draw:style-name="gr4" draw:text-style-name="P1" svg:x1="6.396cm" svg:y1="7.267cm" svg:x2="8.619cm" svg:y2="11.183cm"><text:p/></draw:line><draw:line text:anchor-type="paragraph" draw:z-index="33" draw:style-name="gr4" draw:text-style-name="P1" svg:x1="6.052cm" svg:y1="7.267cm" svg:x2="6.766cm" svg:y2="11.156cm"><text:p/></draw:line><draw:line text:anchor-type="paragraph" draw:z-index="32" draw:style-name="gr4" draw:text-style-name="P1" svg:x1="5.602cm" svg:y1="7.267cm" svg:x2="5.099cm" svg:y2="11.209cm"><text:p/></draw:line><draw:line text:anchor-type="paragraph" draw:z-index="31" draw:style-name="gr4" draw:text-style-name="P1" svg:x1="5.337cm" svg:y1="7.267cm" svg:x2="3.697cm" svg:y2="11.262cm"><text:p/></draw:line><draw:custom-shape text:anchor-type="paragraph" draw:z-index="30" draw:style-name="gr5" svg:width="2.541cm" svg:height="0.953cm" svg:x="7.772cm" svg:y="11.183cm"><text:p>Ordonnanceur</text:p><draw:enhanced-geometry svg:viewBox="0 0 21600 21600" draw:path-stretchpoint-x="10800" draw:path-stretchpoint-y="10800" draw:text-areas="?f3 ?f4 ?f5 ?f6" draw:type="round-rectangle" draw:modifiers="8983.364140480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style-name="gr5" svg:width="1.271cm" svg:height="0.927cm" svg:x="6.502cm" svg:y="11.157cm"><text:p>Player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5" draw:text-style-name="P1" svg:width="1.932cm" svg:height="0.9cm" svg:x="4.438cm" svg:y="11.21cm"><text:p text:style-name="P1">XMLreader</text:p><draw:enhanced-geometry svg:viewBox="0 0 21600 21600" draw:path-stretchpoint-x="10800" draw:path-stretchpoint-y="10800" draw:text-areas="?f3 ?f4 ?f5 ?f6" draw:type="round-rectangle" draw:modifiers="8876.712328767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" draw:style-name="gr4" draw:text-style-name="P1" svg:x1="3.141cm" svg:y1="7.294cm" svg:x2="2.718cm" svg:y2="9.913cm"><text:p/></draw:line><draw:line text:anchor-type="paragraph" draw:z-index="23" draw:style-name="gr4" draw:text-style-name="P1" svg:x1="0.866cm" svg:y1="7.373cm" svg:x2="0.866cm" svg:y2="9.913cm"><text:p/></draw:line><draw:line text:anchor-type="paragraph" draw:z-index="21" draw:style-name="gr4" draw:text-style-name="P1" svg:x1="-1.065cm" svg:y1="7.32cm" svg:x2="-1.065cm" svg:y2="9.966cm"><text:p/></draw:line><draw:custom-shape text:anchor-type="paragraph" draw:z-index="20" draw:style-name="gr1" draw:text-style-name="P1" svg:width="1.535cm" svg:height="0.768cm" svg:x="11.396cm" svg:y="6.288cm"><text:p text:style-name="P1">ma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style-name="gr1" draw:text-style-name="P1" svg:width="1.377cm" svg:height="0.742cm" svg:x="14.254cm" svg:y="6.341cm"><text:p text:style-name="P1">End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style-name="gr1" draw:text-style-name="P1" svg:width="1.8cm" svg:height="0.768cm" svg:x="16.556cm" svg:y="6.13cm"><text:p text:style-name="P1">Characte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style-name="gr2" draw:text-style-name="P1" svg:x1="10.338cm" svg:y1="4.886cm" svg:x2="11.926cm" svg:y2="6.288cm"><text:p/></draw:line><draw:line text:anchor-type="paragraph" draw:z-index="16" draw:style-name="gr2" draw:text-style-name="P1" svg:x1="10.973cm" svg:y1="4.886cm" svg:x2="14.492cm" svg:y2="6.341cm"><text:p/></draw:line><draw:line text:anchor-type="paragraph" draw:z-index="15" draw:style-name="gr2" draw:text-style-name="P1" svg:x1="11.74cm" svg:y1="4.436cm" svg:x2="17.032cm" svg:y2="6.209cm"><text:p/></draw:line><draw:custom-shape text:anchor-type="paragraph" draw:z-index="14" draw:style-name="gr1" draw:text-style-name="P1" svg:width="1.535cm" svg:height="0.821cm" svg:x="5.02cm" svg:y="6.447cm"><text:p text:style-name="P1">je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" draw:style-name="gr2" draw:text-style-name="P1" svg:x1="4.65cm" svg:y1="4.78cm" svg:x2="5.497cm" svg:y2="6.606cm"><text:p/></draw:line><draw:custom-shape text:anchor-type="paragraph" draw:z-index="12" draw:style-name="gr1" draw:text-style-name="P1" svg:width="1.8cm" svg:height="0.847cm" svg:x="2.718cm" svg:y="6.447cm"><text:p text:style-name="P1">conditi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1" draw:text-style-name="P1" svg:width="1.747cm" svg:height="0.927cm" svg:x="0.443cm" svg:y="6.447cm"><text:p text:style-name="P1"/><text:p text:style-name="P1">Automate</text:p><text:p text:style-name="P1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1" draw:text-style-name="P1" svg:width="1.641cm" svg:height="0.874cm" svg:x="-1.674cm" svg:y="6.447cm"><text:p text:style-name="P1">deco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style-name="gr2" draw:text-style-name="P1" svg:x1="2.586cm" svg:y1="4.648cm" svg:x2="-0.113cm" svg:y2="6.447cm"><text:p/></draw:line><draw:line text:anchor-type="paragraph" draw:z-index="8" draw:style-name="gr3" draw:text-style-name="P1" svg:x1="4.2cm" svg:y1="4.78cm" svg:x2="3.591cm" svg:y2="6.447cm"><text:p/></draw:line><draw:line text:anchor-type="paragraph" draw:z-index="7" draw:style-name="gr2" draw:text-style-name="P1" svg:x1="3.326cm" svg:y1="4.78cm" svg:x2="1.686cm" svg:y2="6.447cm"><text:p/></draw:line><draw:custom-shape text:anchor-type="paragraph" draw:z-index="6" draw:style-name="gr1" draw:text-style-name="P1" svg:width="2.356cm" svg:height="1.509cm" svg:x="9.386cm" svg:y="3.378cm"><text:p text:style-name="P1">ressour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1" svg:width="2.276cm" svg:height="1.482cm" svg:x="6.158cm" svg:y="3.351cm"><text:p text:style-name="P1">view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1" svg:width="2.197cm" svg:height="1.43cm" svg:x="2.586cm" svg:y="3.351cm"><text:p text:style-name="P1">mode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style-name="gr2" draw:text-style-name="P1" svg:x1="6.476cm" svg:y1="2.161cm" svg:x2="4.65cm" svg:y2="3.352cm"><text:p/></draw:line><draw:line text:anchor-type="paragraph" draw:z-index="2" draw:style-name="gr2" draw:text-style-name="P1" svg:x1="7.269cm" svg:y1="2.161cm" svg:x2="7.295cm" svg:y2="3.537cm"><text:p/></draw:line><draw:line text:anchor-type="paragraph" draw:z-index="1" draw:style-name="gr2" draw:text-style-name="P1" svg:x1="8.089cm" svg:y1="2.161cm" svg:x2="10.073cm" svg:y2="3.378cm"><text:p/></draw:line><draw:custom-shape text:anchor-type="paragraph" draw:z-index="0" draw:style-name="gr1" draw:text-style-name="P1" svg:width="2.065cm" svg:height="1.562cm" svg:x="6.29cm" svg:y="0.6cm"><text:p text:style-name="P1">sr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0:40:56.927806973</meta:creation-date>
    <dc:date>2016-06-18T14:45:56.915343198</dc:date>
    <meta:editing-duration>PT4H2M55S</meta:editing-duration>
    <meta:editing-cycles>64</meta:editing-cycles>
    <meta:generator>LibreOffice/4.2.8.2$Linux_X86_64 LibreOffice_project/42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